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c0c2" officeooo:paragraph-rsid="0008c0c2"/>
    </style:style>
    <style:style style:name="P2" style:family="paragraph" style:parent-style-name="Standard">
      <style:text-properties officeooo:rsid="000c0089" officeooo:paragraph-rsid="0014496b"/>
    </style:style>
    <style:style style:name="P3" style:family="paragraph" style:parent-style-name="Standard">
      <style:text-properties officeooo:rsid="000c34ca" officeooo:paragraph-rsid="0014496b"/>
    </style:style>
    <style:style style:name="P4" style:family="paragraph" style:parent-style-name="Standard">
      <style:text-properties officeooo:rsid="000c34ca" officeooo:paragraph-rsid="000c34ca"/>
    </style:style>
    <style:style style:name="P5" style:family="paragraph" style:parent-style-name="Standard">
      <style:text-properties officeooo:rsid="00191c2b" officeooo:paragraph-rsid="00191c2b"/>
    </style:style>
    <style:style style:name="P6" style:family="paragraph" style:parent-style-name="Standard">
      <style:text-properties officeooo:rsid="000a88d3" officeooo:paragraph-rsid="000a88d3"/>
    </style:style>
    <style:style style:name="P7" style:family="paragraph" style:parent-style-name="Standard">
      <style:text-properties fo:font-weight="bold" officeooo:rsid="000a88d3" officeooo:paragraph-rsid="000a88d3" style:font-weight-asian="bold" style:font-weight-complex="bold"/>
    </style:style>
    <style:style style:name="P8" style:family="paragraph" style:parent-style-name="Standard">
      <style:text-properties fo:font-style="normal" style:text-underline-style="solid" style:text-underline-width="auto" style:text-underline-color="font-color" officeooo:rsid="0008c0c2" officeooo:paragraph-rsid="0008c0c2" style:font-style-asian="normal" style:font-style-complex="normal"/>
    </style:style>
    <style:style style:name="P9" style:family="paragraph" style:parent-style-name="Standard">
      <style:text-properties officeooo:rsid="0008c0c2" officeooo:paragraph-rsid="000af251"/>
    </style:style>
    <style:style style:name="P10" style:family="paragraph" style:parent-style-name="Standard">
      <style:text-properties officeooo:rsid="0008c0c2" officeooo:paragraph-rsid="001141d2"/>
    </style:style>
    <style:style style:name="P11" style:family="paragraph" style:parent-style-name="Standard">
      <style:text-properties officeooo:rsid="0008c0c2" officeooo:paragraph-rsid="000a88d3"/>
    </style:style>
    <style:style style:name="P12" style:family="paragraph" style:parent-style-name="Standard">
      <style:text-properties officeooo:rsid="0008c0c2" officeooo:paragraph-rsid="001311a9"/>
    </style:style>
    <style:style style:name="P13" style:family="paragraph" style:parent-style-name="Standard">
      <style:text-properties officeooo:rsid="0008c0c2" officeooo:paragraph-rsid="001c24bf"/>
    </style:style>
    <style:style style:name="P14" style:family="paragraph" style:parent-style-name="Standard">
      <style:text-properties officeooo:rsid="0008c0c2" officeooo:paragraph-rsid="0014496b"/>
    </style:style>
    <style:style style:name="P15" style:family="paragraph" style:parent-style-name="Standard">
      <style:text-properties officeooo:rsid="0008c0c2" officeooo:paragraph-rsid="00216c79"/>
    </style:style>
    <style:style style:name="T1" style:family="text">
      <style:text-properties officeooo:rsid="0014496b"/>
    </style:style>
    <style:style style:name="T2" style:family="text">
      <style:text-properties officeooo:rsid="000a88d3"/>
    </style:style>
    <style:style style:name="T3" style:family="text">
      <style:text-properties officeooo:rsid="000d135d"/>
    </style:style>
    <style:style style:name="T4" style:family="text">
      <style:text-properties officeooo:rsid="0015e4bc"/>
    </style:style>
    <style:style style:name="T5" style:family="text">
      <style:text-properties officeooo:rsid="000c34ca"/>
    </style:style>
    <style:style style:name="T6" style:family="text">
      <style:text-properties officeooo:rsid="001311a9"/>
    </style:style>
    <style:style style:name="T7" style:family="text">
      <style:text-properties officeooo:rsid="00171fd4"/>
    </style:style>
    <style:style style:name="T8" style:family="text">
      <style:text-properties officeooo:rsid="001b930f"/>
    </style:style>
    <style:style style:name="T9" style:family="text">
      <style:text-properties officeooo:rsid="000af251"/>
    </style:style>
    <style:style style:name="T10" style:family="text">
      <style:text-properties officeooo:rsid="000c0089"/>
    </style:style>
    <style:style style:name="T11" style:family="text">
      <style:text-properties officeooo:rsid="000fbe77"/>
    </style:style>
    <style:style style:name="T12" style:family="text">
      <style:text-properties officeooo:rsid="0018b0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text:p>
      <text:p text:style-name="P1"/>
      <text:p text:style-name="P1">Reprenons depuis le début le système de fonctionnement d’ultrakill, comme tout les jeux, son gameplay et son gamedesign se base sur différent axiomes et sous-axiomes, qui peuvent et doivent être compris, utilisés, assortis pour en faire quelque chose de bien dans le cadre de notre mod, <text:line-break/>Notre travail sur Items/perks se concentrera (sans être limité à ) :</text:p>
      <text:p text:style-name="P1"/>
      <text:p text:style-name="P1">Lexique :</text:p>
      <text:p text:style-name="P1">A/<text:span text:style-name="T1">D</text:span> = Augmentation/Diminution, Représente la capacité de certains Perks/Items d’augmenter ou de diminuer certaines variables, e.g = A/G de la vitesse depuis le sol représente la capacité d’un item/Perks d’avoir une influence sur <text:span text:style-name="T2">la vitesse aérienne qui résulte d’un saut après une course ou une glissade</text:span></text:p>
      <text:p text:style-name="P1"/>
      <text:p text:style-name="P2">INF = Influences sur d’autres variables, Certaines parties des actions du personnages et de son environnement pourront appliquer d’autres effets à d’autres choses pour essayer de créer des choses originales,<text:span text:style-name="T3"> ça peut être à peu près n’importe quoi, je formulerai des idées plus bas, </text:span><text:span text:style-name="T1">de manière à pouvoir créer des effets aux actions sous le format « If » = </text:span><text:span text:style-name="T4">si</text:span><text:span text:style-name="T1"> une variable/</text:span><text:span text:style-name="T4">action existe, et plus celle-ci </text:span><text:span text:style-name="T1">est </text:span><text:span text:style-name="T4">haute/basse</text:span><text:span text:style-name="T1">, plus elle pourra créer une seconde action intéressante autre part : </text:span><text:span text:style-name="T5"><text:s/>e.g =</text:span></text:p>
      <text:p text:style-name="P3"><text:tab/><text:tab/>-MultiSaut</text:p>
      <text:p text:style-name="P3"><text:tab/><text:tab/><text:tab/>-A/G Nombre de sauts</text:p>
      <text:p text:style-name="P3"><text:tab/><text:tab/><text:tab/><text:tab/>-INF : <text:span text:style-name="T6">Ch</text:span><text:span text:style-name="T1">an</text:span><text:span text:style-name="T6">ce d’apparition de mines </text:span><text:span text:style-name="T1">sur le terrain</text:span><text:span text:style-name="T6"> à chaque sauts</text:span></text:p>
      <text:p text:style-name="P2"/>
      <text:p text:style-name="P2"><text:span text:style-name="T7">D</text:span><text:span text:style-name="T5">’ailleurs vraie question ?</text:span></text:p>
      <text:p text:style-name="P4">Est-ce qu’on part sur quelque chose de très logique dans le roguelike, ou alors est-ce qu’on va chercher très loin et avoir des effets qui ont très peu de liens logiques entre eux (vous en verrez des exemples ici<text:span text:style-name="T7">)</text:span></text:p>
      <text:p text:style-name="P5">(C’est plus un repère pour moi en soi, je précise beaucoup plus mes idées plus loin, mais je me repère mieux en ayant l’intégralité des choses sur lesquels on peut avoir une influence<text:span text:style-name="T8">)</text:span></text:p>
      <text:p text:style-name="P6"/>
      <text:p text:style-name="P7">Table des matières :</text:p>
      <text:p text:style-name="P1"/>
      <text:p text:style-name="P8">Mouvement</text:p>
      <text:p text:style-name="P1"><text:tab/>-Saut</text:p>
      <text:p text:style-name="P9"><text:tab/><text:tab/>-<text:span text:style-name="T9">Multi Saut</text:span></text:p>
      <text:p text:style-name="P10"><text:tab/><text:tab/><text:tab/>-<text:span text:style-name="T9">A/</text:span><text:span text:style-name="T1">D</text:span><text:span text:style-name="T9"> Nombre de sauts, </text:span><text:span text:style-name="T10">INF</text:span></text:p>
      <text:p text:style-name="P9"><text:tab/><text:tab/><text:tab/><text:tab/></text:p>
      <text:p text:style-name="P9"><text:tab/><text:tab/>-Hauteur</text:p>
      <text:p text:style-name="P10"><text:tab/><text:tab/><text:tab/>-<text:span text:style-name="T2">A/</text:span><text:span text:style-name="T1">D</text:span><text:span text:style-name="T2">, </text:span><text:span text:style-name="T11">INF</text:span></text:p>
      <text:p text:style-name="P1"><text:tab/><text:tab/><text:tab/><text:tab/></text:p>
      <text:p text:style-name="P1"><text:tab/><text:tab/>-Longueur</text:p>
      <text:p text:style-name="P10"><text:tab/><text:tab/><text:tab/>-<text:span text:style-name="T2">A/</text:span><text:span text:style-name="T1">D</text:span></text:p>
      <text:p text:style-name="P10"><text:tab/><text:tab/></text:p>
      <text:p text:style-name="P10"><text:tab/><text:tab/>-Vélocité</text:p>
      <text:p text:style-name="P1"><text:tab/><text:tab/><text:tab/>-Conservation de la vitesse depuis le sol</text:p>
      <text:p text:style-name="P1"><text:tab/><text:tab/><text:tab/>-<text:span text:style-name="T2">A/</text:span><text:span text:style-name="T1">D</text:span> de la vitesse depuis le sol</text:p>
      <text:p text:style-name="P11"><text:tab/>-<text:span text:style-name="T2">Espace Aérien</text:span></text:p>
      <text:p text:style-name="P12"><text:tab/><text:tab/>- <text:span text:style-name="T2">A/</text:span><text:span text:style-name="T1">D</text:span><text:span text:style-name="T2"> </text:span><text:span text:style-name="T9">Vitesse Aérienne</text:span><text:span text:style-name="T2">, </text:span><text:span text:style-name="T11">INF</text:span></text:p>
      <text:p text:style-name="P12"><text:tab/><text:tab/>-<text:span text:style-name="T5">Airtime</text:span><text:span text:style-name="T2">, </text:span><text:span text:style-name="T11">INF</text:span></text:p>
      <text:p text:style-name="P12"><text:tab/><text:tab/></text:p>
      <text:p text:style-name="P13"><text:tab/></text:p>
      <text:p text:style-name="P13"/>
      <text:p text:style-name="P13"/>
      <text:p text:style-name="P13"><text:soft-page-break/><text:tab/>-Glissade</text:p>
      <text:p text:style-name="P1"><text:tab/><text:tab/>-<text:span text:style-name="T1">A/D Vitesse INF ?</text:span></text:p>
      <text:p text:style-name="P1"><text:tab/><text:tab/>-<text:span text:style-name="T1">A/D Longueur INF</text:span></text:p>
      <text:p text:style-name="P1"><text:tab/><text:tab/></text:p>
      <text:p text:style-name="P14"><text:tab/></text:p>
      <text:p text:style-name="P14"><text:tab/>-Atterrissage Violent</text:p>
      <text:p text:style-name="P14"><text:tab/><text:tab/>-<text:span text:style-name="T1">AOE</text:span></text:p>
      <text:p text:style-name="P14"><text:tab/><text:tab/><text:tab/>-<text:span text:style-name="T1">A/D Dégats</text:span></text:p>
      <text:p text:style-name="P14"><text:tab/><text:tab/><text:tab/>-<text:span text:style-name="T1">A/D Zone d’effets</text:span></text:p>
      <text:p text:style-name="P14"><text:tab/><text:tab/>-<text:span text:style-name="T1">Effets </text:span><text:span text:style-name="T12">d’atterrissage</text:span><text:span text:style-name="T1"> INF</text:span></text:p>
      <text:p text:style-name="P14"><text:tab/><text:tab/></text:p>
      <text:p text:style-name="P14"><text:tab/>-Dashing</text:p>
      <text:p text:style-name="P14"><text:span text:style-name="T1"><text:tab/><text:tab/>-Nombre de Dash INF</text:span></text:p>
      <text:p text:style-name="P14"><text:tab/><text:tab/>-<text:span text:style-name="T12">Vitesse</text:span></text:p>
      <text:p text:style-name="P14"><text:tab/><text:tab/>-<text:span text:style-name="T12">Longueur</text:span></text:p>
      <text:p text:style-name="P14"><text:tab/><text:tab/></text:p>
      <text:p text:style-name="P1"><text:tab/>-Course</text:p>
      <text:p text:style-name="P1"><text:tab/><text:tab/>-<text:span text:style-name="T12">Vitesse de course INF</text:span></text:p>
      <text:p text:style-name="P15"><text:tab/><text:tab/><text:tab/></text:p>
      <text:p text:style-name="P15"><text:tab/><text:tab/></text:p>
      <text:p text:style-name="P1"><text:tab/><text:tab/></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1T01:44:22.069667800</meta:creation-date>
    <dc:date>2026-04-22T15:34:53.940397000</dc:date>
    <meta:editing-duration>P1DT13H36M36S</meta:editing-duration>
    <meta:editing-cycles>23</meta:editing-cycles>
    <meta:generator>LibreOffice/25.8.5.1$Windows_X86_64 LibreOffice_project/cde5f182e321816108385dd3739c4295be919062</meta:generator>
    <meta:document-statistic meta:table-count="0" meta:image-count="0" meta:object-count="0" meta:page-count="2" meta:paragraph-count="53" meta:word-count="355" meta:character-count="2211" meta:non-whitespace-character-count="1802"/>
  </office:meta>
</office:document-meta>
</file>